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SFMono-Regular" svg:font-family="SFMono-Regular, Consolas, 'Liberation Mono', Menlo, monospace"/>
    <style:font-face style:name="David CLM" svg:font-family="'David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L7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39ac23"/>
    </style:style>
    <style:style style:name="P2" style:family="paragraph" style:parent-style-name="List_20_Paragraph" style:list-style-name="L7" style:master-page-name="">
      <loext:graphic-properties draw:fill="none"/>
      <style:paragraph-properties fo:margin-left="0.5in" fo:margin-right="0in" fo:margin-top="0in" fo:margin-bottom="0.0311in" loext:contextual-spacing="false" fo:line-height="130%" fo:text-align="start" style:justify-single-word="false" fo:orphans="2" fo:widows="2" fo:text-indent="0in" style:auto-text-indent="false" style:page-number="auto" fo:background-color="transparent"/>
      <style:text-properties officeooo:paragraph-rsid="0039ac23"/>
    </style:style>
    <style:style style:name="P3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26b147" officeooo:paragraph-rsid="0026b147" style:text-blinking="false" loext:padding="0in" loext:border="none"/>
    </style:style>
    <style:style style:name="P4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136839" officeooo:paragraph-rsid="0014b070" style:text-blinking="false" loext:padding="0in" loext:border="none"/>
    </style:style>
    <style:style style:name="P5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136839" officeooo:paragraph-rsid="0029fad5" style:text-blinking="false" loext:padding="0in" loext:border="none"/>
    </style:style>
    <style:style style:name="P6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11a53f" officeooo:paragraph-rsid="0011a53f" style:text-blinking="false" loext:padding="0in" loext:border="none"/>
    </style:style>
    <style:style style:name="P7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36e88d" officeooo:paragraph-rsid="0036e88d" style:text-blinking="false" loext:padding="0in" loext:border="none"/>
    </style:style>
    <style:style style:name="P8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0f31c1" officeooo:paragraph-rsid="000c451e" style:text-blinking="false" loext:padding="0in" loext:border="none"/>
    </style:style>
    <style:style style:name="P9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0f592a" officeooo:paragraph-rsid="000f592a" style:text-blinking="false" loext:padding="0in" loext:border="none"/>
    </style:style>
    <style:style style:name="P10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0f592a" officeooo:paragraph-rsid="002d704b" style:text-blinking="false" loext:padding="0in" loext:border="none"/>
    </style:style>
    <style:style style:name="P11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1161e8" officeooo:paragraph-rsid="003165f6" style:text-blinking="false" loext:padding="0in" loext:border="none"/>
    </style:style>
    <style:style style:name="P12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1161e8" officeooo:paragraph-rsid="0011a53f" style:text-blinking="false" loext:padding="0in" loext:border="none"/>
    </style:style>
    <style:style style:name="P13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11a53f" officeooo:paragraph-rsid="001161e8" style:text-blinking="false" loext:padding="0in" loext:border="none"/>
    </style:style>
    <style:style style:name="P14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text-line-through-style="none" style:text-line-through-type="none" style:font-name="David CLM" fo:font-size="12pt" fo:letter-spacing="normal" fo:font-style="normal" style:text-underline-style="none" fo:font-weight="normal" officeooo:rsid="0008ecd8" style:text-blinking="false" loext:padding="0in" loext:border="none"/>
    </style:style>
    <style:style style:name="P15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text-line-through-style="none" style:text-line-through-type="none" style:font-name="David CLM" fo:font-size="12pt" fo:letter-spacing="normal" fo:font-style="normal" style:text-underline-style="none" fo:font-weight="normal" officeooo:rsid="002bde3d" officeooo:paragraph-rsid="002bde3d" style:text-blinking="false" loext:padding="0in" loext:border="none"/>
    </style:style>
    <style:style style:name="P16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273569"/>
    </style:style>
    <style:style style:name="P17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29fad5"/>
    </style:style>
    <style:style style:name="P18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35b6bc"/>
    </style:style>
    <style:style style:name="P19" style:family="paragraph" style:parent-style-name="Standard" style:list-style-name="L7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37d348"/>
    </style:style>
    <style:style style:name="P20" style:family="paragraph" style:parent-style-name="Standard" style:list-style-name="L7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39ac23"/>
    </style:style>
    <style:style style:name="P21" style:family="paragraph" style:parent-style-name="Standard" style:list-style-name="L8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37d348"/>
    </style:style>
    <style:style style:name="P22" style:family="paragraph" style:parent-style-name="Standard" style:list-style-name="L9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37d348"/>
    </style:style>
    <style:style style:name="P23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use-window-font-color="true" style:font-name="David CLM" officeooo:paragraph-rsid="00135fdc" fo:background-color="transparent"/>
    </style:style>
    <style:style style:name="P24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135fdc"/>
    </style:style>
    <style:style style:name="P25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273569"/>
    </style:style>
    <style:style style:name="P26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14b070"/>
    </style:style>
    <style:style style:name="P27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29d573"/>
    </style:style>
    <style:style style:name="P28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08ecd8"/>
    </style:style>
    <style:style style:name="P29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2bde3d"/>
    </style:style>
    <style:style style:name="P30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0accbc"/>
    </style:style>
    <style:style style:name="P31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34c327"/>
    </style:style>
    <style:style style:name="P32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0f592a"/>
    </style:style>
    <style:style style:name="P33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308e00"/>
    </style:style>
    <style:style style:name="P34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1161e8"/>
    </style:style>
    <style:style style:name="P35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3165f6"/>
    </style:style>
    <style:style style:name="P36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24a21c"/>
    </style:style>
    <style:style style:name="P37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11a53f"/>
    </style:style>
    <style:style style:name="P38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34fc87"/>
    </style:style>
    <style:style style:name="P39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29fad5"/>
    </style:style>
    <style:style style:name="P40" style:family="paragraph" style:parent-style-name="Standard">
      <style:paragraph-properties fo:margin-left="0in" fo:margin-right="0in" fo:margin-top="0in" fo:margin-bottom="0.0311in" loext:contextual-spacing="false" fo:line-height="130%" fo:text-align="center" style:justify-single-word="false" fo:orphans="2" fo:widows="2" fo:text-indent="0in" style:auto-text-indent="false"/>
      <style:text-properties style:font-name="David CLM" officeooo:paragraph-rsid="0008ecd8"/>
    </style:style>
    <style:style style:name="P41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rsid="0035b6bc" officeooo:paragraph-rsid="0035b6bc"/>
    </style:style>
    <style:style style:name="P42" style:family="paragraph" style:parent-style-name="Standard" style:list-style-name="L7" style:master-page-name="">
      <loext:graphic-properties draw:fill="none"/>
      <style:paragraph-properties fo:margin-left="0.5in" fo:margin-right="0in" fo:margin-top="0in" fo:margin-bottom="0.0311in" loext:contextual-spacing="false" fo:line-height="130%" fo:text-align="start" style:justify-single-word="false" fo:orphans="2" fo:widows="2" fo:text-indent="0in" style:auto-text-indent="false" style:page-number="auto" fo:background-color="transparent"/>
      <style:text-properties style:font-name="David CLM" officeooo:paragraph-rsid="0037d348"/>
    </style:style>
    <style:style style:name="P43" style:family="paragraph" style:parent-style-name="Standard" style:list-style-name="L7">
      <loext:graphic-properties draw:fill="none"/>
      <style:paragraph-properties fo:margin-left="0.5in" fo:margin-right="0in" fo:margin-top="0in" fo:margin-bottom="0.0311in" loext:contextual-spacing="false" fo:line-height="130%" fo:text-align="start" style:justify-single-word="false" fo:orphans="2" fo:widows="2" fo:text-indent="0in" style:auto-text-indent="false" fo:background-color="transparent"/>
      <style:text-properties style:font-name="David CLM" officeooo:paragraph-rsid="0037d348"/>
    </style:style>
    <style:style style:name="T1" style:family="text">
      <style:text-properties fo:font-variant="normal" fo:text-transform="none" style:text-line-through-style="none" style:text-line-through-type="none" fo:font-size="12pt" fo:letter-spacing="normal" fo:font-style="normal" style:text-underline-style="solid" style:text-underline-width="auto" style:text-underline-color="font-color" fo:font-weight="normal" officeooo:rsid="0008ecd8" style:text-blinking="false" style:font-weight-asian="normal" style:font-weight-complex="normal" loext:padding="0in" loext:border="none"/>
    </style:style>
    <style:style style:name="T2" style:family="text">
      <style:text-properties fo:font-variant="normal" fo:text-transform="none" style:text-line-through-style="none" style:text-line-through-type="none" fo:font-size="12pt" fo:letter-spacing="normal" fo:font-style="normal" style:text-underline-style="solid" style:text-underline-width="auto" style:text-underline-color="font-color" fo:font-weight="normal" officeooo:rsid="0029fad5" style:text-blinking="false" style:font-weight-asian="normal" style:font-weight-complex="normal" loext:padding="0in" loext:border="none"/>
    </style:style>
    <style:style style:name="T3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officeooo:rsid="002bde3d" style:text-blinking="false" loext:padding="0in" loext:border="none"/>
    </style:style>
    <style:style style:name="T4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officeooo:rsid="0034c327" style:text-blinking="false" loext:padding="0in" loext:border="none"/>
    </style:style>
    <style:style style:name="T5" style:family="text">
      <style:text-properties fo:font-variant="normal" fo:text-transform="none" style:text-line-through-style="none" style:text-line-through-type="none" style:font-name="David CLM" fo:font-size="12pt" fo:letter-spacing="normal" fo:font-style="normal" style:text-underline-style="none" fo:font-weight="normal" officeooo:rsid="002bde3d" style:text-blinking="false" loext:padding="0in" loext:border="none"/>
    </style:style>
    <style:style style:name="T6" style:family="text">
      <style:text-properties fo:font-variant="normal" fo:text-transform="none" style:text-line-through-style="none" style:text-line-through-type="none" style:font-name="David CLM" fo:font-size="12pt" fo:letter-spacing="normal" fo:font-style="normal" style:text-underline-style="none" fo:font-weight="normal" officeooo:rsid="001e5d6c" style:text-blinking="false" loext:padding="0in" loext:border="none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14b070" style:text-blinking="false" style:font-size-asian="12pt" style:font-size-complex="12pt" loext:padding="0in" loext:border="none"/>
    </style:style>
    <style:style style:name="T8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34fc87" style:text-blinking="false" loext:padding="0in" loext:border="none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24a21c" style:text-blinking="false" loext:padding="0in" loext:border="none"/>
    </style:style>
    <style:style style:name="T10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3165f6" style:text-blinking="false" loext:padding="0in" loext:border="none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238929" style:text-blinking="false" loext:padding="0in" loext:border="none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328432" style:text-blinking="false" loext:padding="0in" loext:border="none"/>
    </style:style>
    <style:style style:name="T13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273569" style:text-blinking="false" loext:padding="0in" loext:border="none"/>
    </style:style>
    <style:style style:name="T14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35b6bc" style:text-blinking="false" loext:padding="0in" loext:border="none"/>
    </style:style>
    <style:style style:name="T15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37d348" style:text-blinking="false" loext:padding="0in" loext:border="none"/>
    </style:style>
    <style:style style:name="T16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136839" style:text-blinking="false" loext:padding="0in" loext:border="none"/>
    </style:style>
    <style:style style:name="T17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35b6bc" style:text-blinking="false" loext:padding="0in" loext:border="none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style:text-blinking="false" loext:padding="0in" loext:border="none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36e88d" style:text-blinking="false" loext:padding="0in" loext:border="none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37d348" style:text-blinking="false" loext:padding="0in" loext:border="none"/>
    </style:style>
    <style:style style:name="T21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34c327" style:text-blinking="false" loext:padding="0in" loext:border="none"/>
    </style:style>
    <style:style style:name="T22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2d704b" style:text-blinking="false" loext:padding="0in" loext:border="none"/>
    </style:style>
    <style:style style:name="T23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21e6c8" style:text-blinking="false" loext:padding="0in" loext:border="none"/>
    </style:style>
    <style:style style:name="T24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0f592a" style:text-blinking="false" loext:padding="0in" loext:border="none"/>
    </style:style>
    <style:style style:name="T25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2f5f8f" style:text-blinking="false" loext:padding="0in" loext:border="none"/>
    </style:style>
    <style:style style:name="T26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308e00" style:text-blinking="false" loext:padding="0in" loext:border="none"/>
    </style:style>
    <style:style style:name="T27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34fc87" style:text-blinking="false" loext:padding="0in" loext:border="none"/>
    </style:style>
    <style:style style:name="T28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24a21c" style:text-blinking="false" loext:padding="0in" loext:border="none"/>
    </style:style>
    <style:style style:name="T29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bold" officeooo:rsid="000f592a" style:text-blinking="false" style:font-weight-asian="bold" style:font-weight-complex="bold" loext:padding="0in" loext:border="none"/>
    </style:style>
    <style:style style:name="T30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bold" officeooo:rsid="002f5f8f" style:text-blinking="false" style:font-weight-asian="bold" style:font-weight-complex="bold" loext:padding="0in" loext:border="none"/>
    </style:style>
    <style:style style:name="T31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bold" officeooo:rsid="00308e00" style:text-blinking="false" style:font-weight-asian="bold" style:font-weight-complex="bold" loext:padding="0in" loext:border="none"/>
    </style:style>
    <style:style style:name="T32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solid" style:text-underline-width="auto" style:text-underline-color="font-color" fo:font-weight="bold" officeooo:rsid="0008ecd8" style:text-blinking="false" fo:background-color="transparent" loext:char-shading-value="0" style:font-weight-asian="bold" style:font-weight-complex="bold" loext:padding="0in" loext:border="none"/>
    </style:style>
    <style:style style:name="T33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solid" style:text-underline-width="auto" style:text-underline-color="font-color" fo:font-weight="bold" officeooo:rsid="0029fad5" style:text-blinking="false" fo:background-color="transparent" loext:char-shading-value="0" style:font-weight-asian="bold" style:font-weight-complex="bold" loext:padding="0in" loext:border="none"/>
    </style:style>
    <style:style style:name="T34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solid" style:text-underline-width="auto" style:text-underline-color="font-color" fo:font-weight="bold" style:text-blinking="false" fo:background-color="transparent" loext:char-shading-value="0" style:font-weight-asian="bold" style:font-weight-complex="bold" loext:padding="0in" loext:border="none"/>
    </style:style>
    <style:style style:name="T35" style:family="text">
      <style:text-properties officeooo:rsid="002d704b"/>
    </style:style>
    <style:style style:name="T36" style:family="text">
      <style:text-properties officeooo:rsid="001f67db"/>
    </style:style>
    <style:style style:name="T37" style:family="text">
      <style:text-properties officeooo:rsid="002f5f8f"/>
    </style:style>
    <style:style style:name="T38" style:family="text">
      <style:text-properties officeooo:rsid="00308e00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1f67db" style:font-weight-asian="bold" style:font-weight-complex="bold"/>
    </style:style>
    <style:style style:name="T41" style:family="text">
      <style:text-properties style:use-window-font-color="true" style:font-name="David CLM" officeooo:rsid="0034fc87" fo:background-color="transparent" loext:char-shading-value="0"/>
    </style:style>
    <style:style style:name="T42" style:family="text">
      <style:text-properties style:use-window-font-color="true" style:font-name="David CLM" fo:background-color="transparent" loext:char-shading-value="0"/>
    </style:style>
    <style:style style:name="T43" style:family="text">
      <style:text-properties style:use-window-font-color="true" style:font-name="David CLM" officeooo:rsid="0035b6bc" fo:background-color="transparent" loext:char-shading-value="0"/>
    </style:style>
    <style:style style:name="T44" style:family="text">
      <style:text-properties officeooo:rsid="0034fc87"/>
    </style:style>
    <style:style style:name="T45" style:family="text">
      <style:text-properties officeooo:rsid="0037d348"/>
    </style:style>
    <style:style style:name="T46" style:family="text">
      <style:text-properties style:font-name="David CLM"/>
    </style:style>
    <style:style style:name="T47" style:family="text">
      <style:text-properties style:font-name="David CLM" officeooo:rsid="0037d348"/>
    </style:style>
    <style:style style:name="T48" style:family="text">
      <style:text-properties style:font-name="David CLM" officeooo:rsid="0039ac23"/>
    </style:style>
    <style:style style:name="T49" style:family="text">
      <style:text-properties officeooo:rsid="0039ac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329344675648" text:id="ct94329344675648">
          <text:insertion>
            <office:change-info>
              <dc:creator>Unknown Author</dc:creator>
              <dc:date>2021-01-11T18:38:22</dc:date>
            </office:change-info>
          </text:insertion>
        </text:changed-region>
        <text:changed-region xml:id="ct94329374531440" text:id="ct94329374531440">
          <text:insertion>
            <office:change-info>
              <dc:creator>Unknown Author</dc:creator>
              <dc:date>2021-01-11T18:38:22</dc:date>
            </office:change-info>
          </text:insertion>
        </text:changed-region>
        <text:changed-region xml:id="ct94329344794528" text:id="ct94329344794528">
          <text:insertion>
            <office:change-info>
              <dc:creator>Unknown Author</dc:creator>
              <dc:date>2021-01-11T18:38:2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32">ME333 – Homework </text:span><text:span text:style-name="T33">2</text:span><text:span text:style-name="T32"> </text:span><text:span text:style-name="T34">– </text:span><text:span text:style-name="T32">Yael Ben Shalom</text:span></text:p>
      <text:p text:style-name="P14"/>
      <text:p text:style-name="P28"><text:span text:style-name="T1">Exercise </text:span><text:span text:style-name="T2">3</text:span><text:span text:style-name="T1">:</text:span></text:p>
      <text:p text:style-name="P29"><text:span text:style-name="T3">The four functions that pin 12 can have are:</text:span></text:p>
      <text:list xml:id="list1030005133" text:style-name="L8">
        <text:list-item>
          <text:p text:style-name="P21"><text:span text:style-name="T5">A</text:span><text:span text:style-name="T6">nalog input.</text:span></text:p>
        </text:list-item>
        <text:list-item>
          <text:p text:style-name="P21"><text:span text:style-name="T5">C</text:span><text:span text:style-name="T6">omparator input.</text:span></text:p>
        </text:list-item>
        <text:list-item>
          <text:p text:style-name="P21"><text:span text:style-name="T5">C</text:span><text:span text:style-name="T6">hange notification input (which can generate an interrupt when an input changes state).</text:span></text:p>
        </text:list-item>
        <text:list-item>
          <text:p text:style-name="P21"><text:span text:style-name="T5">D</text:span><text:span text:style-name="T6">igital input or output.</text:span><text:change-start text:change-id="ct94329344675648"/></text:p>
        </text:list-item>
      </text:list>
      <text:p text:style-name="P29"><text:change-end text:change-id="ct94329344675648"/><text:span text:style-name="T4">Pin 12</text:span><text:span text:style-name="T3"> is not 5V tolerant.</text:span></text:p>
      <text:p text:style-name="P15"><text:change-start text:change-id="ct94329374531440"/></text:p>
      <text:p text:style-name="P30"><text:span text:style-name="T1">Exercise </text:span><text:change-end text:change-id="ct94329374531440"/><text:span text:style-name="T2">4</text:span><text:change-start text:change-id="ct94329344794528"/><text:span text:style-name="T1">:</text:span></text:p>
      <text:p text:style-name="P31"><text:change-end text:change-id="ct94329344794528"/><text:span text:style-name="T21">Th</text:span><text:span text:style-name="T22">e name of the SFR </text:span><text:span text:style-name="T21">we</text:span><text:span text:style-name="T22"> have to modify if you want to change pins on PORTC from output to input </text:span><text:span text:style-name="T21">is </text:span><text:span text:style-name="T22">TRISC.</text:span></text:p>
      <text:p text:style-name="P8"/>
      <text:p text:style-name="P32"><text:span text:style-name="T1">Exercise </text:span><text:span text:style-name="T2">5</text:span><text:span text:style-name="T1">:</text:span></text:p>
      <text:p text:style-name="P31"><text:span text:style-name="T21">T</text:span><text:span text:style-name="T23">he reset value of CM1CON in hexadecimal </text:span><text:span text:style-name="T21">is </text:span><text:span text:style-name="T23">00C3.</text:span></text:p>
      <text:p text:style-name="P9"/>
      <text:p text:style-name="P32"><text:span text:style-name="T1">Exercise </text:span><text:span text:style-name="T2">6</text:span><text:span text:style-name="T1">:</text:span></text:p>
      <text:p text:style-name="P10"><text:span text:style-name="T40">SYSCLK</text:span><text:span text:style-name="T36"> –</text:span><text:span text:style-name="T35"> Clocks the CPU </text:span><text:span text:style-name="T37">(at maximum frequency of 80 MHz)</text:span><text:span text:style-name="T35">.</text:span></text:p>
      <text:p text:style-name="P32"><text:span text:style-name="T29">PBCLK</text:span><text:span text:style-name="T24"> - </text:span><text:span text:style-name="T22">C</text:span><text:span text:style-name="T24">locks many peripherals and its frequency is set to SYSCLK’s frequency divided by 1, 2, 4, or 8.</text:span></text:p>
      <text:p text:style-name="P32"><text:span text:style-name="T29">PORTA</text:span><text:span text:style-name="T24"> </text:span><text:span text:style-name="T30">to</text:span><text:span text:style-name="T25"> </text:span><text:span text:style-name="T29">PORTG</text:span><text:span text:style-name="T24"> - Digital I/O ports. allow you to read or output a digital voltage.</text:span></text:p>
      <text:p text:style-name="P32"><text:span text:style-name="T29">Timer1</text:span><text:span text:style-name="T24"> </text:span><text:span text:style-name="T29">to</text:span><text:span text:style-name="T24"> </text:span><text:span text:style-name="T29">Timer5</text:span><text:span text:style-name="T24"> - 16-bit counters/timers. </text:span><text:span text:style-name="T25">C</text:span><text:span text:style-name="T24">ount the number of pulses of a signal.</text:span></text:p>
      <text:p text:style-name="P32"><text:span text:style-name="T30">10</text:span><text:span text:style-name="T25">-</text:span><text:span text:style-name="T30">bit</text:span><text:span text:style-name="T25"> </text:span><text:span text:style-name="T30">ADC</text:span><text:span text:style-name="T25"> - A</text:span><text:span text:style-name="T24">nalog-to-digital converter, </text:span><text:span text:style-name="T26">allows</text:span><text:span text:style-name="T24"> up to 16 analog voltage values to be monitored.</text:span></text:p>
      <text:p text:style-name="P32"><text:span text:style-name="T29">PWM</text:span><text:span text:style-name="T24"> </text:span><text:span text:style-name="T29">OC1</text:span><text:span text:style-name="T24">-</text:span><text:span text:style-name="T29">5</text:span><text:span text:style-name="T24"> - </text:span><text:span text:style-name="T25">O</text:span><text:span text:style-name="T24">utput compare pins. </text:span><text:span text:style-name="T25">U</text:span><text:span text:style-name="T24">sed to generate a single pulse of specified duration, or a continuous pulse train of specified duty cycle and frequency.</text:span></text:p>
      <text:p text:style-name="P33"><text:span text:style-name="T29">D</text:span><text:span text:style-name="T31">ata</text:span><text:span text:style-name="T26"> </text:span><text:span text:style-name="T31">RAM</text:span><text:span text:style-name="T26"> - Memory storage for temporary data (128KB RAM on the PIC32MX795F512H).</text:span></text:p>
      <text:p text:style-name="P33"><text:span text:style-name="T29">Program</text:span><text:span text:style-name="T24"> </text:span><text:span text:style-name="T29">Flash</text:span><text:span text:style-name="T24"> </text:span><text:span text:style-name="T29">Memory</text:span><text:span text:style-name="T24"> - </text:span><text:span text:style-name="T26">Memory storage for the program (</text:span><text:span text:style-name="T24">512KB flash on the PIC32MX795F512H).</text:span></text:p>
      <text:p text:style-name="P9"><text:span text:style-name="T39">Prefetch</text:span> <text:span text:style-name="T39">Cache</text:span> <text:span text:style-name="T39">Module</text:span> - stores recently executed program instructions, which are likely to be executed again soon (as in a program loop). <text:span text:style-name="T38">It can minimize or eliminate the need for the CPU to wait for program </text:span>instructions to load from flash.</text:p>
      <text:p text:style-name="P9"/>
      <text:p text:style-name="P34"><text:span text:style-name="T1">Exercise </text:span><text:span text:style-name="T2">7</text:span><text:span text:style-name="T1">:</text:span></text:p>
      <text:p text:style-name="P35"><text:span text:style-name="T10">Th</text:span><text:span text:style-name="T11">e peripherals that are not clocked by PBCLK </text:span><text:span text:style-name="T10">are the </text:span><text:span text:style-name="T11">peripherals </text:span><text:span text:style-name="T10">that are on the </text:span><text:span text:style-name="T11">peripheral </text:span><text:span text:style-name="T10">bus clocked by SYSCLK. </text:span><text:span text:style-name="T12">T</text:span><text:span text:style-name="T10">he peripherals that are not clocked by PBCLK </text:span><text:span text:style-name="T12">are PORTA to PORTG</text:span></text:p>
      <text:p text:style-name="P11"><text:soft-page-break/></text:p>
      <text:p text:style-name="P34"><text:span text:style-name="T1">Exercise </text:span><text:span text:style-name="T2">8</text:span><text:span text:style-name="T1">:</text:span></text:p>
      <text:p text:style-name="P36"><text:span text:style-name="T27">T</text:span><text:span text:style-name="T28">he largest voltage difference that it may not be able to detect </text:span><text:span text:style-name="T27">is ~3.1mV.</text:span></text:p>
      <text:p text:style-name="P13"/>
      <text:p text:style-name="P37"><text:span text:style-name="T1">Exercise </text:span><text:span text:style-name="T2">9</text:span><text:span text:style-name="T1">:</text:span></text:p>
      <text:p text:style-name="P6"><text:span text:style-name="T44">T</text:span>he maximum size of a program loop that can be completely stored in the cache <text:span text:style-name="T44">is 256 bytes.</text:span></text:p>
      <text:p text:style-name="P12"/>
      <text:p text:style-name="P24"><text:span text:style-name="T1">Exercise </text:span><text:span text:style-name="T2">10</text:span><text:span text:style-name="T1">:</text:span></text:p>
      <text:p text:style-name="P38"><text:span text:style-name="T8">T</text:span><text:span text:style-name="T13">he path between flash memory and the prefetch cache module is 128 bits wide instead of 32, 64, or 256 bits, </text:span><text:span text:style-name="T8">because the CPU’ is 32 bits, with four times the </text:span><text:span text:style-name="T13">frequency.</text:span></text:p>
      <text:p text:style-name="P3"/>
      <text:p text:style-name="P23"><text:span text:style-name="T1">Exercise </text:span><text:span text:style-name="T2">11</text:span><text:span text:style-name="T1">:</text:span></text:p>
      <text:p text:style-name="P16"><text:span text:style-name="T41">A</text:span><text:span text:style-name="T42"> digital output could be configured to swing between 0</text:span><text:span text:style-name="T41">V</text:span><text:span text:style-name="T42"> and 4V, even though the PIC32 is powered by 3.3V, </text:span><text:span text:style-name="T43">because an output pin </text:span><text:span text:style-name="T42">can also be configured as open drain. In this configuration, the pin is connected by an external pull-up resistor to a voltage of up to 5.5V.</text:span></text:p>
      <text:p text:style-name="P25"><text:span text:style-name="T7"/></text:p>
      <text:p text:style-name="P26"><text:span text:style-name="T1">Exercise </text:span><text:span text:style-name="T2">12</text:span><text:span text:style-name="T1">:</text:span></text:p>
      <text:p text:style-name="P27"><text:span text:style-name="T8">T</text:span><text:span text:style-name="T9">he maximum amount of </text:span><text:span text:style-name="T8">RAM and </text:span><text:span text:style-name="T9">flash memory a PIC32 can have before the current choice of base addresses in the physical memory map would have to be changed </text:span><text:span text:style-name="T8">is 0x1D000000 for RAM and 0x2800000 for flash.</text:span></text:p>
      <text:p text:style-name="P4"/>
      <text:p text:style-name="P26"><text:span text:style-name="T1">Exercise </text:span><text:span text:style-name="T2">13</text:span><text:span text:style-name="T1">:</text:span></text:p>
      <text:list xml:id="list2095082694" text:style-name="L7">
        <text:list-item>
          <text:p text:style-name="P19"><text:span text:style-name="T20">In order to set</text:span><text:span text:style-name="T17"> PBCLK frequency to be half the frequency of SYSCLK, </text:span><text:span text:style-name="T20">we will</text:span><text:span text:style-name="T17"> have to modify bits <text:tab/></text:span><text:span text:style-name="T20">12-13</text:span><text:span text:style-name="T17"> to </text:span><text:span text:style-name="T20">1</text:span><text:span text:style-name="T17"> in the DEVCFG1 register </text:span><text:span text:style-name="T20">(</text:span><text:span text:style-name="T17">Device Configuration Register</text:span><text:span text:style-name="T20">)</text:span><text:span text:style-name="T17">.</text:span></text:p>
        </text:list-item>
        <text:list-item>
          <text:p text:style-name="P20"><text:span text:style-name="T20">In order to</text:span><text:span text:style-name="T46"> set the watchdog timer to be enabled we set bit 23 to </text:span><text:span text:style-name="T47">1</text:span><text:span text:style-name="T46"> in the DEVCFG1 (Device <text:tab/>Configuration</text:span><text:span text:style-name="T47">) register</text:span><text:span text:style-name="T46">.</text:span></text:p>
          <text:list>
            <text:list-header>
              <text:p text:style-name="P42"><text:span text:style-name="T15">In order to</text:span><text:span text:style-name="T14"> set the watchdog timer postscale we modify bits 20-16 in the DEVCFG1.</text:span></text:p>
              <text:p text:style-name="P43"><text:span text:style-name="T15">In order to</text:span><text:span text:style-name="T14"> set the time interval to be maximum we set the bits to 10100.</text:span></text:p>
            </text:list-header>
          </text:list>
        </text:list-item>
        <text:list-item>
          <text:p text:style-name="P1"><text:span text:style-name="T20">In order to</text:span><text:span text:style-name="T47"> select the HS Oscillator mode, we would have to set bit </text:span><text:span text:style-name="T48">8-9</text:span><text:span text:style-name="T47"> in DEVCFG1 register to 10.</text:span></text:p>
          <text:p text:style-name="P2"><text:span text:style-name="T20">In order to</text:span><text:span text:style-name="T47"> enable the primary oscillator and turn on the PLL module we would have to set bit 2-0 to 011 in the DEVCFG1 register.</text:span></text:p>
        </text:list-item>
      </text:list>
      <text:p text:style-name="P5"/>
      <text:p text:style-name="P39"><text:span text:style-name="T1">Exercise </text:span><text:span text:style-name="T2">14</text:span><text:span text:style-name="T1">:</text:span></text:p>
      <text:p text:style-name="P18"><text:span text:style-name="T16">If the load is modeled as a resistor, the smallest resistance that would be safe </text:span><text:span text:style-name="T17">is 16.6 Ohm (should not plan to draw more than 200-300mA or so from the NU32).</text:span></text:p>
      <text:p text:style-name="P41"><text:soft-page-break/><text:span text:style-name="T17">R </text:span><text:span text:style-name="T18">= V/I = 5V/300mA = 16.6 Ohm</text:span></text:p>
      <text:p text:style-name="P5"/>
      <text:p text:style-name="P39"><text:span text:style-name="T1">Exercise </text:span><text:span text:style-name="T2">15</text:span><text:span text:style-name="T1">:</text:span></text:p>
      <text:p text:style-name="P17"><text:span text:style-name="T19">A</text:span><text:span text:style-name="T16"> reasonable range of voltages that could be used </text:span><text:span text:style-name="T19">is 5-9V, because the NU32 input is 5V, but it can regulate up to 9V without overheating.</text:span></text:p>
      <text:p text:style-name="P5"/>
      <text:p text:style-name="P39"><text:span text:style-name="T1">Exercise </text:span><text:span text:style-name="T2">16</text:span><text:span text:style-name="T1">:</text:span></text:p>
      <text:p text:style-name="P7">The buttons and two LEDs connected to:</text:p>
      <text:list xml:id="list1710805648" text:style-name="L9">
        <text:list-item>
          <text:p text:style-name="P22"><text:span text:style-name="T19">Button 1 – pin 55/RD7</text:span></text:p>
        </text:list-item>
        <text:list-item>
          <text:p text:style-name="P22"><text:span text:style-name="T19">Button 2 – pin 7/MCLR</text:span></text:p>
        </text:list-item>
        <text:list-item>
          <text:p text:style-name="P22"><text:span text:style-name="T19">LED 1 – pin 58/RF0</text:span></text:p>
        </text:list-item>
        <text:list-item>
          <text:p text:style-name="P22"><text:span text:style-name="T19">LED 2 – pin 59/FR1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SFMono-Regular" svg:font-family="SFMono-Regular, Consolas, 'Liberation Mono', Menlo, monospace"/>
    <style:font-face style:name="David CLM" svg:font-family="'David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8:52:23.106969781</meta:creation-date>
    <meta:editing-duration>PT5H54M8S</meta:editing-duration>
    <meta:editing-cycles>22</meta:editing-cycles>
    <meta:generator>LibreOffice/6.4.6.2$Linux_X86_64 LibreOffice_project/40$Build-2</meta:generator>
    <dc:date>2021-02-01T21:17:25.067890341</dc:date>
    <meta:document-statistic meta:table-count="0" meta:image-count="0" meta:object-count="0" meta:page-count="3" meta:paragraph-count="52" meta:word-count="681" meta:character-count="3659" meta:non-whitespace-character-count="3032"/>
  </office:meta>
</office:document-meta>
</file>